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16M22S">
            <text:p>12:16:2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17M22S">
            <text:p>12:17:2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46.466666666667">
            <text:p>14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5.9333333333333">
            <text:p>25.9</text:p>
          </table:table-cell>
          <table:table-cell table:style-name="ce4" office:value-type="float" office:value="3.86666666666667">
            <text:p>3.9</text:p>
          </table:table-cell>
          <table:table-cell table:style-name="ce4" office:value-type="float" office:value="6">
            <text:p>6.0</text:p>
          </table:table-cell>
          <table:table-cell table:style-name="ce4" office:value-type="float" office:value="64.1666666666667">
            <text:p>64.2</text:p>
          </table:table-cell>
          <table:table-cell table:style-name="ce4" office:value-type="float" office:value="29.8">
            <text:p>29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47">
            <text:p>24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9.5">
            <text:p>49.5</text:p>
          </table:table-cell>
          <table:table-cell table:style-name="ce4" office:value-type="float" office:value="6">
            <text:p>6.0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96.9">
            <text:p>96.9</text:p>
          </table:table-cell>
          <table:table-cell table:style-name="ce4" office:value-type="float" office:value="55.5">
            <text:p>55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260H16M52S">
            <text:p>12:16:5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90874035989717">
            <text:p>1.9</text:p>
          </table:table-cell>
          <table:table-cell table:style-name="ce4" office:value-type="float" office:value="1.55172413793103">
            <text:p>1.6</text:p>
          </table:table-cell>
          <table:table-cell table:style-name="ce4" office:value-type="float" office:value="1.75">
            <text:p>1.8</text:p>
          </table:table-cell>
          <table:table-cell table:style-name="ce4" office:value-type="float" office:value="1.51012987012987">
            <text:p>1.5</text:p>
          </table:table-cell>
          <table:table-cell table:style-name="ce4" office:value-type="float" office:value="1.86241610738255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84.5">
            <text:p>18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16">
            <text:p>16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16.21S">
            <text:p>00:12:1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1489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39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880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5453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649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783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670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647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5047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442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8783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9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7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00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0989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93220 2 13566 2032457 25544 0 1477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1634 0 3367 504500 3720 0 1029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5342 0 3587 512311 3279 0 134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4097 2 2830 511956 4901 0 139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2145 0 3781 503687 13643 0 17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054208 50 6 0 0 0 0 2 0 1 0 0 0 130 0 71166 66 0 0 0 0 0 0 0 22 0 0 0 0 0 0 0 0 68763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88840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1501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868987 0 609269 300191 223769 71258 0 3 182038 916 48154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1629983 <text:s/>579493 <text:s text:c="3"/>0 <text:s/>870 <text:s text:c="3"/>0 <text:s text:c="4"/>0 <text:s text:c="9"/>0 <text:s text:c="8"/>0 682319290 <text:s/>6119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3093 20950 994462 106348 58068 485318 4356920 6281880 0 311332 639632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991 20919 993410 105596 58068 485318 4356920 6281880 0 311252 63955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76 0 0 0 0 0 76 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56 0 0 0 0 0 256 2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108 0 0 0 0 0 108 108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78 604963 22 386 8 55 23704 3524 20 0 1 0 4 2936832 400 4294967295 3354624 3454460 3214223456 3214218428 3081238 0 0 4096 536946211 3223525726 0 0 0 0 0 0 71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579493 errors:0 dropped:87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119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1629983 (191.6 MB) <text:s/>TX bytes:682319290 (682.3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5 <text:s text:c="5"/>397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305 <text:s text:c="5"/>3975 <text:s/>46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6.9">
            <text:p>96.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26.3">
            <text:p>26.3</text:p>
          </table:table-cell>
          <table:table-cell office:value-type="float" office:value="4.6">
            <text:p>4.6</text:p>
          </table:table-cell>
          <table:table-cell office:value-type="float" office:value="10.5">
            <text:p>10.5</text:p>
          </table:table-cell>
          <table:table-cell office:value-type="float" office:value="58.6">
            <text:p>58.6</text:p>
          </table:table-cell>
          <table:table-cell office:value-type="float" office:value="30.9">
            <text:p>30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49.5">
            <text:p>49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37">
            <text:p>37</text:p>
          </table:table-cell>
          <table:table-cell office:value-type="float" office:value="55.5">
            <text:p>55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9333333333333">
            <text:p>25.9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86666666666667">
            <text:p>3.87</text:p>
          </table:table-cell>
          <table:table-cell office:value-type="float" office:value="6">
            <text:p>6</text:p>
          </table:table-cell>
          <table:table-cell office:value-type="float" office:value="64.1666666666667">
            <text:p>64.17</text:p>
          </table:table-cell>
          <table:table-cell office:value-type="float" office:value="29.8">
            <text:p>29.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4">
            <text:p>24.0</text:p>
          </table:table-cell>
          <table:table-cell table:style-name="ce10" office:value-type="float" office:value="3.46666666666667">
            <text:p>3.5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70.4">
            <text:p>70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7.8666666666667">
            <text:p>27.9</text:p>
          </table:table-cell>
          <table:table-cell table:style-name="ce10" office:value-type="float" office:value="3.26666666666667">
            <text:p>3.3</text:p>
          </table:table-cell>
          <table:table-cell table:style-name="ce10" office:value-type="float" office:value="1.83333333333333">
            <text:p>1.8</text:p>
          </table:table-cell>
          <table:table-cell table:style-name="ce10" office:value-type="float" office:value="67.0666666666667">
            <text:p>67.1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7.1333333333333">
            <text:p>27.1</text:p>
          </table:table-cell>
          <table:table-cell table:style-name="ce10" office:value-type="float" office:value="3.96666666666667">
            <text:p>4.0</text:p>
          </table:table-cell>
          <table:table-cell table:style-name="ce10" office:value-type="float" office:value="1.83333333333333">
            <text:p>1.8</text:p>
          </table:table-cell>
          <table:table-cell table:style-name="ce10" office:value-type="float" office:value="67">
            <text:p>67.0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7.4333333333333">
            <text:p>27.4</text:p>
          </table:table-cell>
          <table:table-cell table:style-name="ce10" office:value-type="float" office:value="4.23333333333333">
            <text:p>4.2</text:p>
          </table:table-cell>
          <table:table-cell table:style-name="ce10" office:value-type="float" office:value="19.2666666666667">
            <text:p>19.3</text:p>
          </table:table-cell>
          <table:table-cell table:style-name="ce10" office:value-type="float" office:value="49.0666666666667">
            <text:p>49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0">
            <text:p>0</text:p>
          </table:table-cell>
          <table:table-cell office:value-type="float" office:value="1702.6">
            <text:p>1702.6</text:p>
          </table:table-cell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0">
            <text:p>0</text:p>
          </table:table-cell>
          <table:table-cell office:value-type="float" office:value="4447.4">
            <text:p>4447.4</text:p>
          </table:table-cell>
          <table:table-cell office:value-type="float" office:value="192.4">
            <text:p>192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2050">
            <text:p>2050.0</text:p>
          </table:table-cell>
          <table:table-cell table:style-name="ce11" table:formula="of:=AVERAGE([.D2:.D4])" office:value-type="float" office:value="146.466666666667">
            <text:p>146.5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637.51439349593">
            <text:p>1637.5</text:p>
          </table:table-cell>
          <table:table-cell table:style-name="ce11" table:formula="of:=IF([.D6]=0;0;MAX(SUMPRODUCT([.D2:.D4];[.D2:.D4])/SUM([.D2:.D4])-[.D6];0))" office:value-type="float" office:value="76.625641025641">
            <text:p>76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59.885606504065">
            <text:p>759.9</text:p>
          </table:table-cell>
          <table:table-cell table:style-name="ce11" table:formula="of:=ABS(MAX([.D2:.D4])-[.D6]-[.D7])" office:value-type="float" office:value="23.9076923076923">
            <text:p>23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table:number-columns-repeated="2" office:value-type="float" office:value="6.9">
            <text:p>6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8">
            <text:p>1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table:number-columns-repeated="2" office:value-type="float" office:value="23.1">
            <text:p>2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6.2">
            <text:p>4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0">
            <text:p>10.0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0">
            <text:p>1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9.374">
            <text:p>9.4</text:p>
          </table:table-cell>
          <table:table-cell table:style-name="ce11" table:formula="of:=IF([.C6]=0;0;MAX(SUMPRODUCT([.C2:.C4];[.C2:.C4])/SUM([.C2:.C4])-[.C6];0))" office:value-type="float" office:value="9.374">
            <text:p>9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726">
            <text:p>3.7</text:p>
          </table:table-cell>
          <table:table-cell table:style-name="ce11" table:formula="of:=ABS(MAX([.C2:.C4])-[.C6]-[.C7])" office:value-type="float" office:value="3.726">
            <text:p>3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9.374">
            <text:p>19.4</text:p>
          </table:table-cell>
          <table:table-cell table:style-name="ce11" table:formula="of:=[.C6]+ [.C7]" office:value-type="float" office:value="19.374">
            <text:p>19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table:number-columns-repeated="2" office:value-type="float" office:value="50.2">
            <text:p>5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0.4">
            <text:p>10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table:number-columns-repeated="2" office:value-type="float" office:value="46.5">
            <text:p>46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3">
            <text:p>93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2.2333333333333">
            <text:p>32.2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2.2333333333333">
            <text:p>32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6.1874526025509">
            <text:p>16.2</text:p>
          </table:table-cell>
          <table:table-cell table:style-name="ce11" table:formula="of:=IF([.C6]=0;0;MAX(SUMPRODUCT([.C2:.C4];[.C2:.C4])/SUM([.C2:.C4])-[.C6];0))" office:value-type="float" office:value="16.1874526025509">
            <text:p>16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77921406411582">
            <text:p>1.8</text:p>
          </table:table-cell>
          <table:table-cell table:style-name="ce11" table:formula="of:=ABS(MAX([.C2:.C4])-[.C6]-[.C7])" office:value-type="float" office:value="1.77921406411582">
            <text:p>1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8.4207859358842">
            <text:p>48.4</text:p>
          </table:table-cell>
          <table:table-cell table:style-name="ce11" table:formula="of:=[.C6]+ [.C7]" office:value-type="float" office:value="48.4207859358842">
            <text:p>48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table:number-columns-repeated="2" office:value-type="float" office:value="851.3">
            <text:p>851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02.6">
            <text:p>170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table:number-columns-repeated="2" office:value-type="float" office:value="2223.7">
            <text:p>2223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447.4">
            <text:p>4447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025">
            <text:p>1025.0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025">
            <text:p>1025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18.757196747967">
            <text:p>818.8</text:p>
          </table:table-cell>
          <table:table-cell table:style-name="ce11" table:formula="of:=IF([.C6]=0;0;MAX(SUMPRODUCT([.C2:.C4];[.C2:.C4])/SUM([.C2:.C4])-[.C6];0))" office:value-type="float" office:value="818.757196747967">
            <text:p>818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79.942803252033">
            <text:p>379.9</text:p>
          </table:table-cell>
          <table:table-cell table:style-name="ce11" table:formula="of:=ABS(MAX([.C2:.C4])-[.C6]-[.C7])" office:value-type="float" office:value="379.942803252033">
            <text:p>379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843.75719674797">
            <text:p>1843.8</text:p>
          </table:table-cell>
          <table:table-cell table:style-name="ce11" table:formula="of:=[.C6]+ [.C7]" office:value-type="float" office:value="1843.75719674797">
            <text:p>1843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table:number-columns-repeated="2" office:value-type="float" office:value="123.5">
            <text:p>12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47">
            <text:p>24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table:number-columns-repeated="2" office:value-type="float" office:value="96.2">
            <text:p>96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2.4">
            <text:p>19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3.2333333333333">
            <text:p>73.2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73.2333333333333">
            <text:p>73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8.3128205128205">
            <text:p>38.3</text:p>
          </table:table-cell>
          <table:table-cell table:style-name="ce11" table:formula="of:=IF([.C6]=0;0;MAX(SUMPRODUCT([.C2:.C4];[.C2:.C4])/SUM([.C2:.C4])-[.C6];0))" office:value-type="float" office:value="38.3128205128205">
            <text:p>38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1.9538461538461">
            <text:p>12.0</text:p>
          </table:table-cell>
          <table:table-cell table:style-name="ce11" table:formula="of:=ABS(MAX([.C2:.C4])-[.C6]-[.C7])" office:value-type="float" office:value="11.9538461538461">
            <text:p>12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1.546153846154">
            <text:p>111.5</text:p>
          </table:table-cell>
          <table:table-cell table:style-name="ce11" table:formula="of:=[.C6]+ [.C7]" office:value-type="float" office:value="111.546153846154">
            <text:p>111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43.7">
            <text:p>43.7</text:p>
          </table:table-cell>
          <table:table-cell table:number-columns-repeated="4" office:value-type="float" office:value="0">
            <text:p>0</text:p>
          </table:table-cell>
          <table:table-cell office:value-type="float" office:value="43.7">
            <text:p>43.7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office:value-type="float" office:value="43.6">
            <text:p>43.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3.4666666666667">
            <text:p>43.5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G1 JFSFILE.A6:JFSFILE.A6 JFSFILE.B6:JFSFILE.G6 JFSFILE.A7:JFSFILE.A7 JFSFILE.B7:JFSFILE.G7 JFSFILE.A8:JFSFILE.A8 JFSFILE.B8:JFSFILE.G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3.4666666666667">
            <text:p>43.5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158486707566397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.00158486707566397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23174846625767">
            <text:p>0.2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.23174846625767">
            <text:p>0.2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99">
            <text:p>2099</text:p>
          </table:table-cell>
          <table:table-cell office:value-type="float" office:value="1469.9">
            <text:p>1469.9</text:p>
          </table:table-cell>
          <table:table-cell office:value-type="float" office:value="629.1">
            <text:p>629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67.3">
            <text:p>867.3</text:p>
          </table:table-cell>
          <table:table-cell office:value-type="float" office:value="1508.9">
            <text:p>1508.9</text:p>
          </table:table-cell>
          <table:table-cell office:value-type="float" office:value="-1">
            <text:p>-1</text:p>
          </table:table-cell>
          <table:table-cell office:value-type="float" office:value="140.6">
            <text:p>140.6</text:p>
          </table:table-cell>
          <table:table-cell office:value-type="float" office:value="0">
            <text:p>0</text:p>
          </table:table-cell>
          <table:table-cell office:value-type="float" office:value="356.4">
            <text:p>356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2.4">
            <text:p>2022.4</text:p>
          </table:table-cell>
          <table:table-cell office:value-type="float" office:value="1396.3">
            <text:p>1396.3</text:p>
          </table:table-cell>
          <table:table-cell office:value-type="float" office:value="626.1">
            <text:p>626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15.6">
            <text:p>915.6</text:p>
          </table:table-cell>
          <table:table-cell office:value-type="float" office:value="1548.1">
            <text:p>1548.1</text:p>
          </table:table-cell>
          <table:table-cell office:value-type="float" office:value="-1">
            <text:p>-1</text:p>
          </table:table-cell>
          <table:table-cell office:value-type="float" office:value="142.5">
            <text:p>142.5</text:p>
          </table:table-cell>
          <table:table-cell office:value-type="float" office:value="0">
            <text:p>0</text:p>
          </table:table-cell>
          <table:table-cell office:value-type="float" office:value="393.6">
            <text:p>393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93.5">
            <text:p>1993.5</text:p>
          </table:table-cell>
          <table:table-cell office:value-type="float" office:value="1369.8">
            <text:p>1369.8</text:p>
          </table:table-cell>
          <table:table-cell office:value-type="float" office:value="623.7">
            <text:p>623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9">
            <text:p>903.9</text:p>
          </table:table-cell>
          <table:table-cell office:value-type="float" office:value="1608.4">
            <text:p>1608.4</text:p>
          </table:table-cell>
          <table:table-cell office:value-type="float" office:value="-1">
            <text:p>-1</text:p>
          </table:table-cell>
          <table:table-cell office:value-type="float" office:value="144.8">
            <text:p>144.8</text:p>
          </table:table-cell>
          <table:table-cell office:value-type="float" office:value="0">
            <text:p>0</text:p>
          </table:table-cell>
          <table:table-cell office:value-type="float" office:value="361.6">
            <text:p>361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0">
            <text:p>0</text:p>
          </table:table-cell>
          <table:table-cell office:value-type="float" office:value="147.1">
            <text:p>147.1</text:p>
          </table:table-cell>
          <table:table-cell office:value-type="float" office:value="0">
            <text:p>0</text:p>
          </table:table-cell>
          <table:table-cell office:value-type="float" office:value="1437.3">
            <text:p>1437.3</text:p>
          </table:table-cell>
          <table:table-cell office:value-type="float" office:value="0">
            <text:p>0</text:p>
          </table:table-cell>
          <table:table-cell office:value-type="float" office:value="1584.4">
            <text:p>1584.4</text:p>
          </table:table-cell>
          <table:table-cell office:value-type="float" office:value="147.1">
            <text:p>147.1</text:p>
          </table:table-cell>
          <table:table-cell office:value-type="float" office:value="-1437.3">
            <text:p>-1437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0">
            <text:p>0</text:p>
          </table:table-cell>
          <table:table-cell office:value-type="float" office:value="58.2">
            <text:p>58.2</text:p>
          </table:table-cell>
          <table:table-cell office:value-type="float" office:value="0">
            <text:p>0</text:p>
          </table:table-cell>
          <table:table-cell office:value-type="float" office:value="1637.6">
            <text:p>1637.6</text:p>
          </table:table-cell>
          <table:table-cell office:value-type="float" office:value="0">
            <text:p>0</text:p>
          </table:table-cell>
          <table:table-cell office:value-type="float" office:value="1695.8">
            <text:p>1695.8</text:p>
          </table:table-cell>
          <table:table-cell office:value-type="float" office:value="58.2">
            <text:p>58.2</text:p>
          </table:table-cell>
          <table:table-cell office:value-type="float" office:value="-1637.6">
            <text:p>-1637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68.6666666666667">
            <text:p>68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1025.03333333333">
            <text:p>1025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52.8194498381877">
            <text:p>52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518.840065905716">
            <text:p>518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5.6138834951456">
            <text:p>25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93.7266007609505">
            <text:p>93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267.7">
            <text:p>1267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0">
            <text:p>0</text:p>
          </table:table-cell>
          <table:table-cell office:value-type="float" office:value="605.6">
            <text:p>605.6</text:p>
          </table:table-cell>
          <table:table-cell office:value-type="float" office:value="0">
            <text:p>0</text:p>
          </table:table-cell>
          <table:table-cell office:value-type="float" office:value="1244.1">
            <text:p>1244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59.833333333333">
            <text:p>459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37.566666666667">
            <text:p>837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28.125470581129">
            <text:p>228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417.994645865669">
            <text:p>418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5.0411960855381">
            <text:p>75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2.1386874676643">
            <text:p>12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343.6">
            <text:p>2343.6</text:p>
          </table:table-cell>
          <table:table-cell table:number-columns-repeated="3" office:value-type="float" office:value="-1">
            <text:p>-1</text:p>
          </table:table-cell>
          <table:table-cell office:value-type="float" office:value="1.7">
            <text:p>1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899.5">
            <text:p>1899.5</text:p>
          </table:table-cell>
          <table:table-cell table:number-columns-repeated="3" office:value-type="float" office:value="-1">
            <text:p>-1</text:p>
          </table:table-cell>
          <table:table-cell office:value-type="float" office:value="2.1">
            <text:p>2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91">
            <text:p>91</text:p>
          </table:table-cell>
          <table:table-cell table:number-columns-repeated="13" office:value-type="float" office:value="-1">
            <text:p>-1</text:p>
          </table:table-cell>
          <table:table-cell office:value-type="float" office:value="7574">
            <text:p>7574</text:p>
          </table:table-cell>
          <table:table-cell office:value-type="float" office:value="-1">
            <text:p>-1</text:p>
          </table:table-cell>
          <table:table-cell office:value-type="float" office:value="603">
            <text:p>603</text:p>
          </table:table-cell>
          <table:table-cell office:value-type="float" office:value="775">
            <text:p>775</text:p>
          </table:table-cell>
          <table:table-cell office:value-type="float" office:value="-1">
            <text:p>-1</text:p>
          </table:table-cell>
          <table:table-cell office:value-type="float" office:value="258005">
            <text:p>258005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table:number-columns-repeated="3" office:value-type="float" office:value="-1">
            <text:p>-1</text:p>
          </table:table-cell>
          <table:table-cell office:value-type="float" office:value="86">
            <text:p>8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table:number-columns-repeated="3" office:value-type="float" office:value="-1">
            <text:p>-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520">
            <text:p>-6520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table:number-columns-repeated="2" office:value-type="float" office:value="0">
            <text:p>0</text:p>
          </table:table-cell>
          <table:table-cell office:value-type="float" office:value="-257997">
            <text:p>-257997</text:p>
          </table:table-cell>
          <table:table-cell table:number-columns-repeated="9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381">
            <text:p>5381</text:p>
          </table:table-cell>
          <table:table-cell office:value-type="float" office:value="0">
            <text:p>0</text:p>
          </table:table-cell>
          <table:table-cell office:value-type="float" office:value="-2485">
            <text:p>-2485</text:p>
          </table:table-cell>
          <table:table-cell table:number-columns-repeated="2"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9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16M22S">
            <text:p>12:16:22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16M22S">
            <text:p>12:1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16M52S">
            <text:p>12:16:52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16M52S">
            <text:p>12:1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17M22S">
            <text:p>12:17:22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17M22S">
            <text:p>12:17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4.1">
            <text:p>4.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94.6">
            <text:p>94.6</text:p>
          </table:table-cell>
          <table:table-cell office:value-type="float" office:value="4.7">
            <text:p>4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23.1">
            <text:p>23.1</text:p>
          </table:table-cell>
          <table:table-cell office:value-type="float" office:value="4.9">
            <text:p>4.9</text:p>
          </table:table-cell>
          <table:table-cell office:value-type="float" office:value="4.3">
            <text:p>4.3</text:p>
          </table:table-cell>
          <table:table-cell office:value-type="float" office:value="67.6">
            <text:p>67.6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44.8">
            <text:p>44.8</text:p>
          </table:table-cell>
          <table:table-cell office:value-type="float" office:value="4.9">
            <text:p>4.9</text:p>
          </table:table-cell>
          <table:table-cell office:value-type="float" office:value="1.3">
            <text:p>1.3</text:p>
          </table:table-cell>
          <table:table-cell office:value-type="float" office:value="49">
            <text:p>49</text:p>
          </table:table-cell>
          <table:table-cell office:value-type="float" office:value="49.7">
            <text:p>49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">
            <text:p>24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46666666666667">
            <text:p>3.47</text:p>
          </table:table-cell>
          <table:table-cell office:value-type="float" office:value="2.1">
            <text:p>2.1</text:p>
          </table:table-cell>
          <table:table-cell office:value-type="float" office:value="70.4">
            <text:p>70.4</text:p>
          </table:table-cell>
          <table:table-cell office:value-type="float" office:value="27.4666666666667">
            <text:p>27.4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4.7">
            <text:p>4.7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94.1">
            <text:p>94.1</text:p>
          </table:table-cell>
          <table:table-cell office:value-type="float" office:value="5.4">
            <text:p>5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28.1">
            <text:p>28.1</text:p>
          </table:table-cell>
          <table:table-cell office:value-type="float" office:value="3.7">
            <text:p>3.7</text:p>
          </table:table-cell>
          <table:table-cell office:value-type="float" office:value="3.6">
            <text:p>3.6</text:p>
          </table:table-cell>
          <table:table-cell office:value-type="float" office:value="64.7">
            <text:p>64.7</text:p>
          </table:table-cell>
          <table:table-cell office:value-type="float" office:value="31.8">
            <text:p>3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50.8">
            <text:p>50.8</text:p>
          </table:table-cell>
          <table:table-cell office:value-type="float" office:value="5.4">
            <text:p>5.4</text:p>
          </table:table-cell>
          <table:table-cell office:value-type="float" office:value="1.3">
            <text:p>1.3</text:p>
          </table:table-cell>
          <table:table-cell office:value-type="float" office:value="42.4">
            <text:p>42.4</text:p>
          </table:table-cell>
          <table:table-cell office:value-type="float" office:value="56.2">
            <text:p>56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8666666666667">
            <text:p>27.8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26666666666667">
            <text:p>3.27</text:p>
          </table:table-cell>
          <table:table-cell office:value-type="float" office:value="1.83333333333333">
            <text:p>1.83</text:p>
          </table:table-cell>
          <table:table-cell office:value-type="float" office:value="67.0666666666667">
            <text:p>67.07</text:p>
          </table:table-cell>
          <table:table-cell office:value-type="float" office:value="31.1333333333333">
            <text:p>31.1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4.4">
            <text:p>4.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94.1">
            <text:p>94.1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25.9">
            <text:p>25.9</text:p>
          </table:table-cell>
          <table:table-cell office:value-type="float" office:value="4.9">
            <text:p>4.9</text:p>
          </table:table-cell>
          <table:table-cell office:value-type="float" office:value="3.5">
            <text:p>3.5</text:p>
          </table:table-cell>
          <table:table-cell office:value-type="float" office:value="65.6">
            <text:p>65.6</text:p>
          </table:table-cell>
          <table:table-cell office:value-type="float" office:value="30.8">
            <text:p>3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51.1">
            <text:p>51.1</text:p>
          </table:table-cell>
          <table:table-cell office:value-type="float" office:value="6.5">
            <text:p>6.5</text:p>
          </table:table-cell>
          <table:table-cell office:value-type="float" office:value="1.1">
            <text:p>1.1</text:p>
          </table:table-cell>
          <table:table-cell office:value-type="float" office:value="41.3">
            <text:p>41.3</text:p>
          </table:table-cell>
          <table:table-cell office:value-type="float" office:value="57.6">
            <text:p>57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1333333333333">
            <text:p>27.1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96666666666667">
            <text:p>3.97</text:p>
          </table:table-cell>
          <table:table-cell office:value-type="float" office:value="1.83333333333333">
            <text:p>1.83</text:p>
          </table:table-cell>
          <table:table-cell office:value-type="float" office:value="67">
            <text:p>67</text:p>
          </table:table-cell>
          <table:table-cell office:value-type="float" office:value="31.1">
            <text:p>31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22S">
            <text:p>12:16:22</text:p>
          </table:table-cell>
          <table:table-cell office:value-type="float" office:value="4.1">
            <text:p>4.1</text:p>
          </table:table-cell>
          <table:table-cell office:value-type="float" office:value="0.7">
            <text:p>0.7</text:p>
          </table:table-cell>
          <table:table-cell office:value-type="float" office:value="2.5">
            <text:p>2.5</text:p>
          </table:table-cell>
          <table:table-cell office:value-type="float" office:value="92.7">
            <text:p>92.7</text:p>
          </table:table-cell>
          <table:table-cell office:value-type="float" office:value="4.8">
            <text:p>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6M52S">
            <text:p>12:16:52</text:p>
          </table:table-cell>
          <table:table-cell office:value-type="float" office:value="27.6">
            <text:p>27.6</text:p>
          </table:table-cell>
          <table:table-cell office:value-type="float" office:value="5.1">
            <text:p>5.1</text:p>
          </table:table-cell>
          <table:table-cell office:value-type="float" office:value="29.7">
            <text:p>29.7</text:p>
          </table:table-cell>
          <table:table-cell office:value-type="float" office:value="37.5">
            <text:p>37.5</text:p>
          </table:table-cell>
          <table:table-cell office:value-type="float" office:value="32.7">
            <text:p>32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17M22S">
            <text:p>12:17:22</text:p>
          </table:table-cell>
          <table:table-cell office:value-type="float" office:value="50.6">
            <text:p>50.6</text:p>
          </table:table-cell>
          <table:table-cell office:value-type="float" office:value="6.9">
            <text:p>6.9</text:p>
          </table:table-cell>
          <table:table-cell office:value-type="float" office:value="25.6">
            <text:p>25.6</text:p>
          </table:table-cell>
          <table:table-cell office:value-type="float" office:value="17">
            <text:p>17</text:p>
          </table:table-cell>
          <table:table-cell office:value-type="float" office:value="57.5">
            <text:p>5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4333333333333">
            <text:p>27.43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23333333333333">
            <text:p>4.23</text:p>
          </table:table-cell>
          <table:table-cell office:value-type="float" office:value="19.2666666666667">
            <text:p>19.27</text:p>
          </table:table-cell>
          <table:table-cell office:value-type="float" office:value="49.0666666666667">
            <text:p>49.07</text:p>
          </table:table-cell>
          <table:table-cell office:value-type="float" office:value="31.6666666666667">
            <text:p>31.6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16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6:22</text:p>
              </table:table-cell>
              <table:table-cell office:value-type="float" office:value="3">
                <text:p text:id="CPU_ALL.F2:CPU_ALL.F4">3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30.9">
                <text:p>30.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55.5">
                <text:p>55.5</text:p>
              </table:table-cell>
              <table:table-cell office:value-type="float" office:value="192.4">
                <text:p>19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228cm" svg:y="0.256cm" chart:style-name="ch2">
          <text:p>Disk %Busy JMeter_Test_260_Threads  9/16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16:22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50.2">
                <text:p>50.2</text:p>
              </table:table-cell>
              <table:table-cell office:value-type="float" office:value="50.2">
                <text:p>5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38cm" svg:y="0.256cm" chart:style-name="ch2">
          <text:p>Disk Read KB/s JMeter_Test_260_Threads  9/16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738cm" svg:y="0.256cm" chart:style-name="ch2">
          <text:p>Disk Read KB/s JMeter_Test_260_Threads  9/16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16:22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59cm" svg:y="0.256cm" chart:style-name="ch2">
          <text:p>Disk Write KB/s JMeter_Test_260_Threads  9/16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25">
                <text:p text:id="DISKWRITE.B6:DISKWRITE.F6">1025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18.757196747967">
                <text:p text:id="DISKWRITE.B7:DISKWRITE.F7">818.757196747967</text:p>
              </table:table-cell>
              <table:table-cell office:value-type="float" office:value="818.757196747967">
                <text:p>818.757196747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79.942803252033">
                <text:p text:id="DISKWRITE.B8:DISKWRITE.F8">379.942803252033</text:p>
              </table:table-cell>
              <table:table-cell office:value-type="float" office:value="379.942803252033">
                <text:p>379.94280325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659cm" svg:y="0.256cm" chart:style-name="ch2">
          <text:p>Disk Write KB/s JMeter_Test_260_Threads  9/16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16:22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851.3">
                <text:p>851.3</text:p>
              </table:table-cell>
              <table:table-cell office:value-type="float" office:value="851.3">
                <text:p>85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2223.7">
                <text:p>2223.7</text:p>
              </table:table-cell>
              <table:table-cell office:value-type="float" office:value="2223.7">
                <text:p>222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63cm" svg:y="0.256cm" chart:style-name="ch2">
          <text:p>Disk transfers per second JMeter_Test_260_Threads  9/16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3.2333333333333">
                <text:p text:id="DISKXFER.B6:DISKXFER.F6">73.2333333333333</text:p>
              </table:table-cell>
              <table:table-cell office:value-type="float" office:value="73.2333333333333">
                <text:p>73.2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8.3128205128205">
                <text:p text:id="DISKXFER.B7:DISKXFER.F7">38.3128205128205</text:p>
              </table:table-cell>
              <table:table-cell office:value-type="float" office:value="38.3128205128205">
                <text:p>38.3128205128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1.9538461538461">
                <text:p text:id="DISKXFER.B8:DISKXFER.F8">11.9538461538461</text:p>
              </table:table-cell>
              <table:table-cell office:value-type="float" office:value="11.9538461538461">
                <text:p>11.9538461538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363cm" svg:y="0.256cm" chart:style-name="ch2">
          <text:p>Disk transfers per second JMeter_Test_260_Threads  9/16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16:22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123.5">
                <text:p>123.5</text:p>
              </table:table-cell>
              <table:table-cell office:value-type="float" office:value="123.5">
                <text:p>12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96.2">
                <text:p>96.2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16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3.4666666666667">
                <text:p text:id="JFSFILE.B6:JFSFILE.G6">43.4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158486707566397">
                <text:p text:id="JFSFILE.B7:JFSFILE.G7">0.00158486707566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8486707566397">
                <text:p>0.00158486707566397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23174846625767">
                <text:p text:id="JFSFILE.B8:JFSFILE.G8">0.23174846625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174846625767">
                <text:p>0.231748466257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260_Threads  9/16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6:22</text:p>
              </table:table-cell>
              <table:table-cell office:value-type="float" office:value="2099">
                <text:p text:id="MEM.F2:MEM.F4">2099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022.4">
                <text:p>2022.4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1993.5">
                <text:p>1993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6:22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260_Threads  9/16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6:22</text:p>
              </table:table-cell>
              <table:table-cell office:value-type="float" office:value="2">
                <text:p text:id="CPU_ALL.B2:CPU_ALL.B4">2</text:p>
              </table:table-cell>
              <table:table-cell office:value-type="float" office:value="1">
                <text:p text:id="CPU_ALL.C2:CPU_ALL.C4">1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6.3">
                <text:p>26.3</text:p>
              </table:table-cell>
              <table:table-cell office:value-type="float" office:value="4.6">
                <text:p>4.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49.5">
                <text:p>49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260_Threads (KB/s) - 9/16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6:22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7">
                <text:p text:id="NET.H2:NET.H4">0.7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-1437.3">
                <text:p>-1437.3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-1637.6">
                <text:p>-1637.6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260_Threads (KB/s)  9/16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0">
                <text:p>0</text:p>
              </table:table-cell>
              <table:table-cell office:value-type="float" office:value="1025.03333333333">
                <text:p>1025.0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2.8194498381877">
                <text:p>52.8194498381877</text:p>
              </table:table-cell>
              <table:table-cell office:value-type="float" office:value="0">
                <text:p>0</text:p>
              </table:table-cell>
              <table:table-cell office:value-type="float" office:value="518.840065905716">
                <text:p>518.840065905716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5.6138834951456">
                <text:p>25.6138834951456</text:p>
              </table:table-cell>
              <table:table-cell office:value-type="float" office:value="0">
                <text:p>0</text:p>
              </table:table-cell>
              <table:table-cell office:value-type="float" office:value="93.7266007609505">
                <text:p>93.72660076095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9/16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6:22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7">
                <text:p text:id="NET.C2:NET.C4">0.7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0">
                <text:p>0</text:p>
              </table:table-cell>
              <table:table-cell office:value-type="float" office:value="147.1">
                <text:p>147.1</text:p>
              </table:table-cell>
              <table:table-cell office:value-type="float" office:value="0">
                <text:p>0</text:p>
              </table:table-cell>
              <table:table-cell office:value-type="float" office:value="1437.3">
                <text:p>1437.3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0">
                <text:p>0</text:p>
              </table:table-cell>
              <table:table-cell office:value-type="float" office:value="58.2">
                <text:p>58.2</text:p>
              </table:table-cell>
              <table:table-cell office:value-type="float" office:value="0">
                <text:p>0</text:p>
              </table:table-cell>
              <table:table-cell office:value-type="float" office:value="1637.6">
                <text:p>1637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260_Threads  9/16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59.833333333333">
                <text:p>459.833333333333</text:p>
              </table:table-cell>
              <table:table-cell office:value-type="float" office:value="0">
                <text:p>0</text:p>
              </table:table-cell>
              <table:table-cell office:value-type="float" office:value="837.566666666667">
                <text:p>837.5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28.125470581129">
                <text:p>228.125470581129</text:p>
              </table:table-cell>
              <table:table-cell office:value-type="float" office:value="0">
                <text:p>0</text:p>
              </table:table-cell>
              <table:table-cell office:value-type="float" office:value="417.994645865669">
                <text:p>417.994645865669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75.0411960855381">
                <text:p>75.0411960855381</text:p>
              </table:table-cell>
              <table:table-cell office:value-type="float" office:value="0">
                <text:p>0</text:p>
              </table:table-cell>
              <table:table-cell office:value-type="float" office:value="12.1386874676643">
                <text:p>12.13868746766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260_Threads  9/16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16:22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0.9">
                <text:p text:id="NETPACKET.C2:NETPACKET.C4">10.9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0">
                <text:p>0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1267.7">
                <text:p>1267.7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0">
                <text:p>0</text:p>
              </table:table-cell>
              <table:table-cell office:value-type="float" office:value="605.6">
                <text:p>605.6</text:p>
              </table:table-cell>
              <table:table-cell office:value-type="float" office:value="0">
                <text:p>0</text:p>
              </table:table-cell>
              <table:table-cell office:value-type="float" office:value="1244.1">
                <text:p>1244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9/16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6:22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9/16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6:22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343.6">
                <text:p>234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1899.5">
                <text:p>1899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9/16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6:22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16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6:22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16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6:22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6:22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260_Threads  9/16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16:22</text:p>
              </table:table-cell>
              <table:table-cell office:value-type="float" office:value="4.1">
                <text:p text:id="CPU01.B2:CPU01.B4">4.1</text:p>
              </table:table-cell>
              <table:table-cell office:value-type="float" office:value="0.6">
                <text:p text:id="CPU01.C2:CPU01.C4">0.6</text:p>
              </table:table-cell>
              <table:table-cell office:value-type="float" office:value="0.7">
                <text:p text:id="CPU01.D2:CPU01.D4">0.7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3.1">
                <text:p>23.1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44.8">
                <text:p>44.8</text:p>
              </table:table-cell>
              <table:table-cell office:value-type="float" office:value="4.9">
                <text:p>4.9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260_Threads  9/16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16:22</text:p>
              </table:table-cell>
              <table:table-cell office:value-type="float" office:value="4.7">
                <text:p text:id="CPU02.B2:CPU02.B4">4.7</text:p>
              </table:table-cell>
              <table:table-cell office:value-type="float" office:value="0.7">
                <text:p text:id="CPU02.C2:CPU02.C4">0.7</text:p>
              </table:table-cell>
              <table:table-cell office:value-type="float" office:value="0.6">
                <text:p text:id="CPU02.D2:CPU02.D4">0.6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8.1">
                <text:p>28.1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50.8">
                <text:p>50.8</text:p>
              </table:table-cell>
              <table:table-cell office:value-type="float" office:value="5.4">
                <text:p>5.4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260_Threads  9/16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16:22</text:p>
              </table:table-cell>
              <table:table-cell office:value-type="float" office:value="4.4">
                <text:p text:id="CPU03.B2:CPU03.B4">4.4</text:p>
              </table:table-cell>
              <table:table-cell office:value-type="float" office:value="0.5">
                <text:p text:id="CPU03.C2:CPU03.C4">0.5</text:p>
              </table:table-cell>
              <table:table-cell office:value-type="float" office:value="0.9">
                <text:p text:id="CPU03.D2:CPU03.D4">0.9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5.9">
                <text:p>25.9</text:p>
              </table:table-cell>
              <table:table-cell office:value-type="float" office:value="4.9">
                <text:p>4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51.1">
                <text:p>51.1</text:p>
              </table:table-cell>
              <table:table-cell office:value-type="float" office:value="6.5">
                <text:p>6.5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260_Threads  9/16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16:22</text:p>
              </table:table-cell>
              <table:table-cell office:value-type="float" office:value="4.1">
                <text:p text:id="CPU04.B2:CPU04.B4">4.1</text:p>
              </table:table-cell>
              <table:table-cell office:value-type="float" office:value="0.7">
                <text:p text:id="CPU04.C2:CPU04.C4">0.7</text:p>
              </table:table-cell>
              <table:table-cell office:value-type="float" office:value="2.5">
                <text:p text:id="CPU04.D2:CPU04.D4">2.5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27.6">
                <text:p>27.6</text:p>
              </table:table-cell>
              <table:table-cell office:value-type="float" office:value="5.1">
                <text:p>5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50.6">
                <text:p>50.6</text:p>
              </table:table-cell>
              <table:table-cell office:value-type="float" office:value="6.9">
                <text:p>6.9</text:p>
              </table:table-cell>
              <table:table-cell office:value-type="float" office:value="25.6">
                <text:p>25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16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4">
                <text:p text:id="CPU_SUMM.B2:CPU_SUMM.B5">24</text:p>
              </table:table-cell>
              <table:table-cell office:value-type="float" office:value="3.46666666666667">
                <text:p text:id="CPU_SUMM.C2:CPU_SUMM.C5">3.46666666666667</text:p>
              </table:table-cell>
              <table:table-cell office:value-type="float" office:value="2.1">
                <text:p text:id="CPU_SUMM.D2:CPU_SUMM.D5">2.1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7.8666666666667">
                <text:p>27.866666666666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7.1333333333333">
                <text:p>27.1333333333333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7.4333333333333">
                <text:p>27.4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19.2666666666667">
                <text:p>19.2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260_Threads - 9/16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16:22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0">
                <text:p>0</text:p>
              </table:table-cell>
              <table:table-cell office:value-type="float" office:value="1702.6">
                <text:p>1702.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0">
                <text:p>0</text:p>
              </table:table-cell>
              <table:table-cell office:value-type="float" office:value="4447.4">
                <text:p>4447.4</text:p>
              </table:table-cell>
              <table:table-cell office:value-type="float" office:value="192.4">
                <text:p>192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260_Threads  9/16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2050">
                <text:p>2050</text:p>
              </table:table-cell>
              <table:table-cell office:value-type="float" office:value="146.466666666667">
                <text:p>146.4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637.51439349593">
                <text:p>1637.51439349593</text:p>
              </table:table-cell>
              <table:table-cell office:value-type="float" office:value="76.625641025641">
                <text:p>76.625641025641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759.885606504065">
                <text:p>759.885606504065</text:p>
              </table:table-cell>
              <table:table-cell office:value-type="float" office:value="23.9076923076923">
                <text:p>23.9076923076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54cm" svg:y="0.256cm" chart:style-name="ch2">
          <text:p>Disk Block Size JMeter_Test_260_Threads (Kbytes)  9/16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">
                <text:p text:id="DISKBSIZE.B6:DISKBSIZE.F6"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9.374">
                <text:p text:id="DISKBSIZE.B7:DISKBSIZE.F7">9.374</text:p>
              </table:table-cell>
              <table:table-cell office:value-type="float" office:value="9.374">
                <text:p>9.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726">
                <text:p text:id="DISKBSIZE.B8:DISKBSIZE.F8">3.726</text:p>
              </table:table-cell>
              <table:table-cell office:value-type="float" office:value="3.726">
                <text:p>3.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654cm" svg:y="0.256cm" chart:style-name="ch2">
          <text:p>Disk Block Size JMeter_Test_260_Threads (Kbytes)  9/16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16:22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2:16:52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7:22</text:p>
              </table:table-cell>
              <table:table-cell office:value-type="float" office:value="23.1">
                <text:p>23.1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28cm" svg:y="0.256cm" chart:style-name="ch2">
          <text:p>Disk %Busy JMeter_Test_260_Threads  9/16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2.2333333333333">
                <text:p text:id="DISKBUSY.B6:DISKBUSY.F6">32.2333333333333</text:p>
              </table:table-cell>
              <table:table-cell office:value-type="float" office:value="32.2333333333333">
                <text:p>32.2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6.1874526025509">
                <text:p text:id="DISKBUSY.B7:DISKBUSY.F7">16.1874526025509</text:p>
              </table:table-cell>
              <table:table-cell office:value-type="float" office:value="16.1874526025509">
                <text:p>16.1874526025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77921406411582">
                <text:p text:id="DISKBUSY.B8:DISKBUSY.F8">1.77921406411582</text:p>
              </table:table-cell>
              <table:table-cell office:value-type="float" office:value="1.77921406411582">
                <text:p>1.7792140641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